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Heading_20_1">
      <style:text-properties officeooo:paragraph-rsid="00059970"/>
    </style:style>
    <style:style style:name="P11" style:family="paragraph" style:parent-style-name="Heading_20_1">
      <style:text-properties officeooo:paragraph-rsid="00078eb4"/>
    </style:style>
    <style:style style:name="P12" style:family="paragraph" style:parent-style-name="Heading_20_1">
      <style:text-properties officeooo:paragraph-rsid="000e02d1"/>
    </style:style>
    <style:style style:name="P13" style:family="paragraph" style:parent-style-name="Heading_20_1">
      <style:text-properties officeooo:paragraph-rsid="001098e1"/>
    </style:style>
    <style:style style:name="P14" style:family="paragraph" style:parent-style-name="Heading_20_1">
      <style:text-properties officeooo:paragraph-rsid="00122ed4"/>
    </style:style>
    <style:style style:name="P15" style:family="paragraph" style:parent-style-name="Heading_20_1">
      <style:text-properties officeooo:paragraph-rsid="0014bf5e"/>
    </style:style>
    <style:style style:name="P16" style:family="paragraph" style:parent-style-name="Heading_20_1">
      <style:text-properties officeooo:paragraph-rsid="0016ad09"/>
    </style:style>
    <style:style style:name="P17" style:family="paragraph" style:parent-style-name="Heading_20_1">
      <style:text-properties officeooo:paragraph-rsid="00184554"/>
    </style:style>
    <style:style style:name="P18" style:family="paragraph" style:parent-style-name="Text_20_body">
      <style:text-properties officeooo:paragraph-rsid="0016ad09"/>
    </style:style>
    <style:style style:name="P19" style:family="paragraph" style:parent-style-name="Text_20_body">
      <style:text-properties officeooo:rsid="00184554" officeooo:paragraph-rsid="00184554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0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1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2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3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4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5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16" text:outline-level="1"><text:span text:style-name="T17">20</text:span>/02/2024 – <text:span text:style-name="T17">09:24</text:span></text:h>
      <text:p text:style-name="P18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17" text:outline-level="1"><text:soft-page-break/><text:span text:style-name="T17">20</text:span>/02/2024 – <text:span text:style-name="T18">11:13</text:span></text:h>
      <text:p text:style-name="P19">Légère modification de la transformation. Pause dans le développement du système de transformation jusqu’à nouvel ord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20T11:12:32.488000000</dc:date>
    <meta:editing-duration>PT17M27S</meta:editing-duration>
    <meta:editing-cycles>26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21" meta:word-count="250" meta:character-count="1713" meta:non-whitespace-character-count="1476"/>
  </office:meta>
</office:document-meta>
</file>